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819cm" fo:min-width="4.90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56cm" fo:min-width="0.795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8cm" fo:min-width="3.131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-33%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5.407cm" svg:height="2.069cm" svg:x="0.154cm" svg:y="4.997cm">
          <text:p text:style-name="P1"><text:span text:style-name="T1">Событие</text:span><text:span text:style-name="T1"><text:line-break/></text:span><text:span text:style-name="T1">(транзакция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1.905cm" svg:height="1.778cm" svg:x="7.62cm" svg:y="0.543cm">
          <text:p text:style-name="P3"><text:span text:style-name="T2">С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1.905cm" svg:height="1.778cm" svg:x="7.62cm" svg:y="2.944cm">
          <text:p text:style-name="P3"><text:span text:style-name="T2">С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1.905cm" svg:height="1.778cm" svg:x="7.62cm" svg:y="5.245cm">
          <text:p text:style-name="P3"><text:span text:style-name="T2">С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1.905cm" svg:height="1.778cm" svg:x="7.62cm" svg:y="9.946cm">
          <text:p text:style-name="P3"><text:span text:style-name="T2">С</text:span><text:span text:style-name="T3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xml:id="id6" draw:id="id6" draw:layer="layout" svg:width="1.328cm" svg:height="1.352cm" svg:x="7.828cm" svg:y="7.682cm">
          <draw:text-box>
            <text:p><text:span text:style-name="T2">...</text:span></text:p>
          </draw:text-box>
        </draw:frame>
        <draw:connector draw:style-name="gr4" draw:text-style-name="P6" draw:layer="layout" draw:type="line" svg:x1="5.561cm" svg:y1="6.031cm" svg:x2="7.62cm" svg:y2="1.432cm" draw:start-shape="id1" draw:start-glue-point="1" draw:end-shape="id2" draw:end-glue-point="6" svg:d="M5561 6031l2059-4599" svg:viewBox="0 0 2060 4600">
          <text:p/>
        </draw:connector>
        <draw:connector draw:style-name="gr4" draw:text-style-name="P6" draw:layer="layout" draw:type="line" svg:x1="5.561cm" svg:y1="6.031cm" svg:x2="7.62cm" svg:y2="3.833cm" draw:start-shape="id1" draw:start-glue-point="1" draw:end-shape="id3" draw:end-glue-point="6" svg:d="M5561 6031l2059-2198" svg:viewBox="0 0 2060 2199">
          <text:p/>
        </draw:connector>
        <draw:connector draw:style-name="gr4" draw:text-style-name="P6" draw:layer="layout" draw:type="line" svg:x1="5.561cm" svg:y1="6.031cm" svg:x2="7.62cm" svg:y2="6.134cm" draw:start-shape="id1" draw:end-shape="id4" draw:end-glue-point="6" svg:d="M5561 6031l2059 103" svg:viewBox="0 0 2060 104">
          <text:p/>
        </draw:connector>
        <draw:connector draw:style-name="gr4" draw:text-style-name="P6" draw:layer="layout" draw:type="line" svg:x1="5.561cm" svg:y1="6.031cm" svg:x2="7.62cm" svg:y2="10.835cm" draw:start-shape="id1" draw:start-glue-point="1" draw:end-shape="id5" svg:d="M5561 6031l2059 4804" svg:viewBox="0 0 2060 4805">
          <text:p/>
        </draw:connector>
        <draw:connector draw:style-name="gr4" draw:text-style-name="P6" draw:layer="layout" draw:type="line" svg:x1="5.561cm" svg:y1="6.031cm" svg:x2="7.828cm" svg:y2="8.358cm" draw:start-shape="id1" draw:start-glue-point="1" draw:end-shape="id6" draw:end-glue-point="3" svg:d="M5561 6031l2267 2327" svg:viewBox="0 0 2268 2328">
          <text:p/>
        </draw:connector>
        <draw:custom-shape draw:style-name="gr2" draw:text-style-name="P4" xml:id="id7" draw:id="id7" draw:layer="layout" svg:width="1.905cm" svg:height="1.778cm" svg:x="12.184cm" svg:y="1.84cm">
          <text:p text:style-name="P3"><text:span text:style-name="T2">G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8" draw:id="id8" draw:layer="layout" svg:width="1.905cm" svg:height="1.778cm" svg:x="12.011cm" svg:y="7.847cm">
          <text:p text:style-name="P3"><text:span text:style-name="T2">G</text:span><text:span text:style-name="T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1.905cm" svg:height="1.778cm" svg:x="16.518cm" svg:y="3.802cm">
          <text:p text:style-name="P3"><text:span text:style-name="T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1.905cm" svg:height="1.778cm" svg:x="16.518cm" svg:y="6.977cm">
          <text:p text:style-name="P3"><text:span text:style-name="T2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" draw:id="id13" draw:layer="layout" svg:width="3.683cm" svg:height="1.27cm" svg:x="15.674cm" svg:y="10.417cm">
          <text:p text:style-name="P1"><text:span text:style-name="T1">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9.525cm" svg:y1="1.432cm" svg:x2="12.463cm" svg:y2="2.1cm" draw:start-shape="id2" draw:start-glue-point="10" draw:end-shape="id7" draw:end-glue-point="5" svg:d="M9525 1432l2938 668" svg:viewBox="0 0 2939 669">
          <text:p/>
        </draw:connector>
        <draw:connector draw:style-name="gr4" draw:text-style-name="P6" draw:layer="layout" draw:type="line" svg:x1="9.525cm" svg:y1="3.833cm" svg:x2="12.184cm" svg:y2="2.729cm" draw:start-shape="id3" draw:end-shape="id7" svg:d="M9525 3833l2659-1104" svg:viewBox="0 0 2660 1105">
          <text:p/>
        </draw:connector>
        <draw:connector draw:style-name="gr4" draw:text-style-name="P6" draw:layer="layout" draw:type="line" svg:x1="9.512cm" svg:y1="3.798cm" svg:x2="12.29cm" svg:y2="8.107cm" draw:end-shape="id8" draw:end-glue-point="5" svg:d="M9512 3798l2778 4309" svg:viewBox="0 0 2779 4310">
          <text:p/>
        </draw:connector>
        <draw:connector draw:style-name="gr4" draw:text-style-name="P6" draw:layer="layout" draw:type="line" svg:x1="9.525cm" svg:y1="6.134cm" svg:x2="12.084cm" svg:y2="5.361cm" draw:start-shape="id4" draw:end-shape="id9" draw:end-glue-point="6" svg:d="M9525 6134l2559-773" svg:viewBox="0 0 2560 774">
          <text:p/>
        </draw:connector>
        <draw:connector draw:style-name="gr4" draw:text-style-name="P6" draw:layer="layout" draw:type="line" svg:x1="9.525cm" svg:y1="10.835cm" svg:x2="12.011cm" svg:y2="8.736cm" draw:start-shape="id5" draw:start-glue-point="10" draw:end-shape="id8" svg:d="M9525 10835l2486-2099" svg:viewBox="0 0 2487 2100">
          <text:p/>
        </draw:connector>
        <draw:frame draw:style-name="gr3" draw:text-style-name="P5" xml:id="id10" draw:id="id10" draw:layer="layout" svg:width="1.328cm" svg:height="1.352cm" svg:x="12.307cm" svg:y="6.396cm">
          <draw:text-box>
            <text:p><text:span text:style-name="T2">...</text:span></text:p>
          </draw:text-box>
        </draw:frame>
        <draw:custom-shape draw:style-name="gr2" draw:text-style-name="P4" xml:id="id9" draw:id="id9" draw:layer="layout" svg:width="1.905cm" svg:height="1.778cm" svg:x="12.084cm" svg:y="4.472cm">
          <text:p text:style-name="P3"><text:span text:style-name="T2">G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9.525cm" svg:y1="3.833cm" svg:x2="12.307cm" svg:y2="7.072cm" draw:start-shape="id3" draw:end-shape="id10" draw:end-glue-point="3" svg:d="M9525 3833l2782 3239" svg:viewBox="0 0 2783 3240">
          <text:p/>
        </draw:connector>
        <draw:connector draw:style-name="gr4" draw:text-style-name="P6" draw:layer="layout" draw:type="line" svg:x1="14.089cm" svg:y1="2.729cm" svg:x2="16.797cm" svg:y2="4.062cm" draw:start-shape="id7" draw:start-glue-point="10" draw:end-shape="id11" draw:end-glue-point="5" svg:d="M14089 2729l2708 1333" svg:viewBox="0 0 2709 1334">
          <text:p/>
        </draw:connector>
        <draw:connector draw:style-name="gr4" draw:text-style-name="P6" draw:layer="layout" draw:type="line" svg:x1="13.989cm" svg:y1="5.361cm" svg:x2="16.518cm" svg:y2="4.691cm" draw:start-shape="id9" draw:start-glue-point="10" draw:end-shape="id11" draw:end-glue-point="6" svg:d="M13989 5361l2529-670" svg:viewBox="0 0 2530 671">
          <text:p/>
        </draw:connector>
        <draw:connector draw:style-name="gr4" draw:text-style-name="P6" draw:layer="layout" draw:type="line" svg:x1="13.916cm" svg:y1="8.736cm" svg:x2="16.797cm" svg:y2="5.32cm" draw:start-shape="id8" draw:start-glue-point="10" draw:end-shape="id11" draw:end-glue-point="7" svg:d="M13916 8736l2881-3416" svg:viewBox="0 0 2882 3417">
          <text:p/>
        </draw:connector>
        <draw:connector draw:style-name="gr4" draw:text-style-name="P6" draw:layer="layout" draw:type="line" svg:x1="17.471cm" svg:y1="5.58cm" svg:x2="17.471cm" svg:y2="6.977cm" draw:start-shape="id11" draw:start-glue-point="8" draw:end-shape="id12" draw:end-glue-point="4" svg:d="M17471 5580v1397" svg:viewBox="0 0 1 1398">
          <text:p/>
        </draw:connector>
        <draw:connector draw:style-name="gr4" draw:text-style-name="P6" draw:layer="layout" draw:type="line" svg:x1="17.471cm" svg:y1="8.755cm" svg:x2="17.515cm" svg:y2="10.417cm" draw:start-shape="id12" draw:start-glue-point="8" draw:end-shape="id13" draw:end-glue-point="0" svg:d="M17471 8755l44 1662" svg:viewBox="0 0 45 16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37:28.514163414</meta:creation-date>
    <meta:generator>LibreOffice/6.0.7.3$Linux_X86_64 LibreOffice_project/00m0$Build-3</meta:generator>
    <dc:date>2019-09-25T14:05:56.496496679</dc:date>
    <meta:editing-duration>PT24M21S</meta:editing-duration>
    <meta:editing-cycles>7</meta:editing-cycles>
    <meta:document-statistic meta:object-count="29"/>
  </office:meta>
</office:document-meta>
</file>